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NameParser.countSlashes( final String fil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rlFileNameParser.parseUri( final VfsComponentContext context , final FileName base , final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FileNameParser.UrlFileNa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Parser.isUrlBased( final FileName base , final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FileNameParser.encodeCharacte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